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text-properties style:font-name="Arial" officeooo:rsid="000ead6b" officeooo:paragraph-rsid="000ead6b"/>
    </style:style>
    <style:style style:name="P4" style:family="paragraph" style:parent-style-name="Text_20_body">
      <style:text-properties style:font-name="Arial"/>
    </style:style>
    <style:style style:name="T1" style:family="text">
      <style:text-properties officeooo:rsid="000d26bb"/>
    </style:style>
    <style:style style:name="T2" style:family="text">
      <style:text-properties fo:color="#800080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26b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Student:</text:span> Kevin Zamora Amela</text:p>
      <text:p text:style-name="P3"><text:span text:style-name="T3">Task:</text:span> Cover letter</text:p>
      <text:p text:style-name="P3"><text:span text:style-name="T3">Subject:</text:span> Inglés 2 (CFGS DAM)</text:p>
      <text:p text:style-name="P2">________________________________________________________________________</text:p>
      <text:p text:style-name="P2">Dear Hiring Manager,</text:p>
      <text:p text:style-name="P2">I am highly excited to apply for the Junior Back-End Developer position at BlueWhale Apps Inc. I am currently studying a Higher Technician degree in Multiplatform Application Development and at the same time, I also hold certifications in Full Stack Development (IBM), Web Development with .NET and Angular, and Testing with Java and Spring Boot. In addition, am mediumly proficient in Java, C#, Python, JavaScript and TypeScript and I also have experience with other programing languages, like you could appreciate in my CV resume. </text:p>
      <text:p text:style-name="P2">Finally, my adaptability and problem-solving skills are strengthened even more with my graphic design experience and customer-facing roles. Overall, all of this allows me to approach development with a creative outlook.</text:p>
      <text:p text:style-name="P2">I admire BlueWhale Apps Inc.’s commitment with our socity and I would love to be able to contribute and growing within your team. Thank you for your time and consideration.</text:p>
      <text:p text:style-name="P2">Best regards,</text:p>
      <text:p text:style-name="P2">Kevin Zamora <text:span text:style-name="T4">(</text:span><text:a xlink:type="simple" xlink:href="https://www.linkedin.com/in/kevin-zamora-webdev/" text:style-name="Internet_20_link" text:visited-style-name="Visited_20_Internet_20_Link"><text:span text:style-name="T2">LinkedIn Profile</text:span></text:a> <text:span text:style-name="T4">|</text:span><text:span text:style-name="T1"> </text:span><text:a xlink:type="simple" xlink:href="https://github.com/kevinzamoraa" text:style-name="Internet_20_link" text:visited-style-name="Visited_20_Internet_20_Link"><text:span text:style-name="T2">GitHub Profile</text:span></text:a><text:span text:style-name="T4">)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6:57:31.455766064</meta:creation-date>
    <dc:date>2025-02-26T18:33:15.669281318</dc:date>
    <meta:editing-duration>PT22M44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70" meta:character-count="1150" meta:non-whitespace-character-count="989"/>
  </office:meta>
</office:document-meta>
</file>